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yStreamAdapter.addCopyStreamListener( CopyStream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StreamAdapter.bytesTransferred( CopyStream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pyStreamAdapter.removeCopyStreamListener( CopyStream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StreamAdapter.bytesTransferred( long totalBytesTransferred , int bytesTransferred , long stream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pyStreamAdapter.CopyStream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